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2" style:font-size-asian="12" style:font-size-complex="12"/>
    </style:style>
    <style:style style:family="paragraph" style:name="par_1" style:parent-style-name="Standard">
      <style:paragraph-properties fo:text-align="justify" style:justify-single-word="false"/>
      <style:text-properties/>
    </style:style>
    <style:style style:family="paragraph" style:name="par_2" style:parent-style-name="Standard">
      <style:paragraph-properties fo:text-align="left"/>
      <style:text-properties/>
    </style:style>
  </office:automatic-styles>
  <office:body>
    <office:text>
      <text:page>
        <text:p text:style-name="par_1"><text:span text:style-name="char_1">Lorem ipsum dolor sit amet, consectetur adipiscing elit. Donec placerat viverra erat at tincidunt. Suspendisse sed ligula diam. Quisque scelerisque bibendum dapibus. Suspendisse non erat id elit lacinia iaculis sit amet id mi. In at lec-</text:span></text:p>
      </text:page>
    </office:text>
  </office:body>
</office:document-content>
</file>

<file path=styles.xml><?xml version="1.0" encoding="utf-8"?>
<office:document-style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8.9999</meta:generator>
    <meta:creation-date>2010-07-25T14:11:36</meta:creation-date>
    <dc:date>2010-07-25T14:11:36</dc:date>
    <meta:document-statistic meta:character-count="234" meta:image-count="0" meta:object-count="0" meta:page-count="1" meta:paragraph-count="1" meta:table-count="0" meta:word-count="0"/>
  </office:meta>
</office:document-meta>
</file>